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2:Sheet1.K37"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2" table:default-cell-style-name="ce9"/>
        <table:table-column table:style-name="co6" table:number-columns-repeated="2" table:default-cell-style-name="ce9"/>
        <table:table-column table:style-name="co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 table:number-columns-spanned="10" table:number-rows-spanned="1">
            <text:p>Compound – Ereklasse</text:p>
          </table:table-cell>
          <table:covered-table-cell table:number-columns-repeated="9"/>
          <table:table-cell/>
        </table:table-row>
        <table:table-row table:style-name="ro1">
          <table:table-cell office:value-type="string" calcext:value-type="string">
            <text:p>Pos.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Sporter</text:p>
          </table:table-cell>
          <table:table-cell office:value-type="string" calcext:value-type="string">
            <text:p>Ver + team code</text:p>
          </table:table-cell>
          <table:table-cell office:value-type="string" calcext:value-type="string">
            <text:p>Team naam</text:p>
          </table:table-cell>
          <table:table-cell office:value-type="string" calcext:value-type="string">
            <text:p>25m-1</text:p>
          </table:table-cell>
          <table:table-cell office:value-type="string" calcext:value-type="string">
            <text:p>25m-2</text:p>
          </table:table-cell>
          <table:table-cell table:style-name="ce10" office:value-type="string" calcext:value-type="string">
            <text:p>Totale scor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003B</text:p>
          </table:table-cell>
          <table:table-cell office:value-type="string" calcext:value-type="string">
            <text:p>Cad14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1-C</text:p>
          </table:table-cell>
          <table:table-cell office:value-type="string" calcext:value-type="string">
            <text:p>200 / 3</text:p>
          </table:table-cell>
          <table:table-cell office:value-type="string" calcext:value-type="string">
            <text:p>231 / 1</text:p>
          </table:table-cell>
          <table:table-cell table:formula="of:=200+231"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1-002A</text:p>
          </table:table-cell>
          <table:table-cell office:value-type="string" calcext:value-type="string">
            <text:p>Cad15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1-C</text:p>
          </table:table-cell>
          <table:table-cell office:value-type="string" calcext:value-type="string">
            <text:p>210 / 2</text:p>
          </table:table-cell>
          <table:table-cell office:value-type="string" calcext:value-type="string">
            <text:p>220 / 2</text:p>
          </table:table-cell>
          <table:table-cell table:formula="of:=210+220" office:value-type="float" office:value="430" calcext:value-type="float">
            <text:p>4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1-013D</text:p>
          </table:table-cell>
          <table:table-cell office:value-type="string" calcext:value-type="string">
            <text:p>Cad16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1-C</text:p>
          </table:table-cell>
          <table:table-cell office:value-type="string" calcext:value-type="string">
            <text:p>220 / 1</text:p>
          </table:table-cell>
          <table:table-cell office:value-type="string" calcext:value-type="string">
            <text:p>210 / 3</text:p>
          </table:table-cell>
          <table:table-cell table:formula="of:=220+210"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1-005A</text:p>
          </table:table-cell>
          <table:table-cell office:value-type="string" calcext:value-type="string">
            <text:p>Jun18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2-C</text:p>
          </table:table-cell>
          <table:table-cell table:number-columns-repeated="2" office:value-type="string" calcext:value-type="string">
            <text:p>199 / 4</text:p>
          </table:table-cell>
          <table:table-cell table:formula="of:=199+199"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Jun19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2-C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21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2-C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21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2-C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32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3-C</text:p>
          </table:table-cell>
          <table:table-cell table:number-columns-repeated="2" office:value-type="string" calcext:value-type="string">
            <text:p>197 / 6</text:p>
          </table:table-cell>
          <table:table-cell table:formula="of:=197+197"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35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3-C</text:p>
          </table:table-cell>
          <table:table-cell table:number-columns-repeated="2" office:value-type="string" calcext:value-type="string">
            <text:p>195 / 7</text:p>
          </table:table-cell>
          <table:table-cell table:formula="of:=195+195" office:value-type="float" office:value="390" calcext:value-type="float">
            <text:p>39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36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3-C</text:p>
          </table:table-cell>
          <table:table-cell table:number-columns-repeated="2" office:value-type="string" calcext:value-type="string">
            <text:p>195 / 7</text:p>
          </table:table-cell>
          <table:table-cell table:formula="of:=195+195" office:value-type="float" office:value="390" calcext:value-type="float">
            <text:p>39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22b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3-C</text:p>
          </table:table-cell>
          <table:table-cell table:number-columns-repeated="2" office:value-type="string" calcext:value-type="string">
            <text:p>194 / 9</text:p>
          </table:table-cell>
          <table:table-cell table:formula="of:=194+194" office:value-type="float" office:value="388" calcext:value-type="float">
            <text:p>388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1-999Z</text:p>
          </table:table-cell>
          <table:table-cell office:value-type="string" calcext:value-type="string">
            <text:p>Sen40</text:p>
          </table:table-cell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193 / 10</text:p>
          </table:table-cell>
          <table:table-cell table:formula="of:=193+193" office:value-type="float" office:value="386" calcext:value-type="float">
            <text:p>386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1-999Z</text:p>
          </table:table-cell>
          <table:table-cell/>
          <table:table-cell office:value-type="string" calcext:value-type="string">
            <text:p>4091C1</text:p>
          </table:table-cell>
          <table:table-cell office:value-type="string" calcext:value-type="string">
            <text:p>Team-4091-4-C</text:p>
          </table:table-cell>
          <table:table-cell table:number-columns-repeated="2" office:value-type="string" calcext:value-type="string">
            <text:p>0 / 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table:style-name="ce11" office:value-type="string" calcext:value-type="string">
            <text:p>Na 150 pijle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iet relevante tekst voorbij stop</text:p>
          </table:table-cell>
          <table:table-cell table:number-columns-repeated="8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09:46:12.227581540</meta:creation-date>
    <dc:date>2023-07-01T10:58:58.492313618</dc:date>
    <meta:editing-duration>PT1H25M57S</meta:editing-duration>
    <meta:editing-cycles>29</meta:editing-cycles>
    <meta:generator>LibreOffice/7.4.5.1$Linux_X86_64 LibreOffice_project/40$Build-1</meta:generator>
    <meta:document-statistic meta:table-count="1" meta:cell-count="259" meta:object-count="0"/>
  </office:meta>
</office:document-meta>
</file>